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500000176B1CEFD3928A67D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ef413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Bitstream Vera Sans Mono" fo:font-weight="bold" style:font-weight-asian="bold" style:font-weight-complex="bold"/>
    </style:style>
    <style:style style:name="T1" style:family="text">
      <style:text-properties style:font-name="Bitstream Vera Sans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988cm" svg:x="1cm" svg:y="9.975cm">
          <draw:image xlink:href="Pictures/100002010000039500000176B1CEFD3928A67DBB.png" xlink:type="simple" xlink:show="embed" xlink:actuate="onLoad">
            <text:p/>
          </draw:image>
        </draw:frame>
        <draw:line draw:style-name="gr2" draw:text-style-name="P2" draw:layer="layout" svg:x1="3.921cm" svg:y1="8.493cm" svg:x2="4.302cm" svg:y2="10.779cm">
          <text:p/>
        </draw:line>
        <draw:frame draw:style-name="gr3" draw:text-style-name="P3" draw:layer="layout" svg:width="5.836cm" svg:height="0.988cm" svg:x="1.635cm" svg:y="7.604cm">
          <draw:text-box>
            <text:p><text:span text:style-name="T1">Original image</text:span></text:p>
          </draw:text-box>
        </draw:frame>
        <draw:line draw:style-name="gr2" draw:text-style-name="P2" draw:layer="layout" svg:x1="10.779cm" svg:y1="19.161cm" svg:x2="10.779cm" svg:y2="17.256cm">
          <text:p/>
        </draw:line>
        <draw:frame draw:style-name="gr3" draw:text-style-name="P3" draw:layer="layout" svg:width="6.217cm" svg:height="0.988cm" svg:x="7.864cm" svg:y="19.415cm">
          <draw:text-box>
            <text:p><text:span text:style-name="T1">Horizontal flip</text:span></text:p>
          </draw:text-box>
        </draw:frame>
        <draw:line draw:style-name="gr2" draw:text-style-name="P2" draw:layer="layout" svg:x1="19.034cm" svg:y1="8.62cm" svg:x2="18.78cm" svg:y2="10.525cm">
          <text:p/>
        </draw:line>
        <draw:frame draw:style-name="gr3" draw:text-style-name="P3" draw:layer="layout" svg:width="3.169cm" svg:height="0.988cm" svg:x="17.256cm" svg:y="7.477cm">
          <draw:text-box>
            <text:p><text:span text:style-name="T1">Zoom In</text:span></text:p>
          </draw:text-box>
        </draw:frame>
        <draw:line draw:style-name="gr2" draw:text-style-name="P2" draw:layer="layout" svg:x1="17.891cm" svg:y1="19.161cm" svg:x2="17.891cm" svg:y2="17.256cm">
          <text:p/>
        </draw:line>
        <draw:frame draw:style-name="gr3" draw:text-style-name="P3" draw:layer="layout" svg:width="4.693cm" svg:height="0.988cm" svg:x="16.5cm" svg:y="19.288cm">
          <draw:text-box>
            <text:p><text:span text:style-name="T1">Shift r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18T01:08:17.330045295</dc:date>
    <meta:editing-duration>PT32S</meta:editing-duration>
    <meta:editing-cycles>1</meta:editing-cycles>
    <meta:document-statistic meta:object-count="9"/>
    <meta:generator>LibreOffice/6.0.7.3$Linux_X86_64 LibreOffice_project/00m0$Build-3</meta:generator>
  </office:meta>
</office:document-meta>
</file>